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9"/>
          <table:table-cell office:value-type="string" calcext:value-type="string">
            <text:p>1dot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roco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Tomato</text:p>
          </table:table-cell>
          <table:table-cell/>
          <table:table-cell table:formula="of:=[.B3]*[.B4]+[.C29]*[.C4]+[.D3]*[.D4]+[.E3]*[.E4]+[.F3]*[.F4]+[.G3]*[.G4]+[.H3]*[.H4]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0:50:46.660000000</meta:creation-date>
    <dc:date>2024-01-24T20:57:58.241000000</dc:date>
    <meta:editing-duration>PT7M12S</meta:editing-duration>
    <meta:editing-cycles>1</meta:editing-cycles>
    <meta:document-statistic meta:table-count="1" meta:cell-count="58" meta:object-count="0"/>
    <meta:generator>LibreOffice/7.6.3.2$Windows_X86_64 LibreOffice_project/29d686fea9f6705b262d369fede658f824154cc0</meta:generator>
  </office:meta>
</office:document-meta>
</file>